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svg:font-family="Nimbus Roman"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language="es" fo:country="AR"/>
    </style:style>
    <style:style style:name="P2" style:parent-style-name="Standard" style:family="paragraph">
      <style:paragraph-properties fo:text-align="center"/>
      <style:text-properties fo:language="es" fo:country="AR"/>
    </style:style>
    <style:style style:name="P3" style:parent-style-name="Standard" style:family="paragraph">
      <style:text-properties fo:language="es" fo:country="AR"/>
    </style:style>
    <style:style style:name="P4" style:parent-style-name="Standard" style:family="paragraph">
      <style:text-properties fo:language="es" fo:country="AR"/>
    </style:style>
    <style:style style:name="P5" style:parent-style-name="Standard" style:list-style-name="LFO1" style:family="paragraph"/>
    <style:style style:name="P6" style:parent-style-name="Standard" style:list-style-name="LFO1" style:family="paragraph"/>
    <style:style style:name="T7" style:parent-style-name="DefaultParagraphFont" style:family="text">
      <style:text-properties fo:language="es" fo:country="AR"/>
    </style:style>
    <style:style style:name="P8" style:parent-style-name="Standard" style:list-style-name="LFO1" style:family="paragraph"/>
    <style:style style:name="P9" style:parent-style-name="Standard" style:list-style-name="LFO2" style:family="paragraph"/>
    <style:style style:name="P10" style:parent-style-name="Standard" style:list-style-name="LFO2" style:family="paragraph">
      <style:text-properties fo:language="es" fo:country="AR"/>
    </style:style>
    <style:style style:name="P11" style:parent-style-name="Standard" style:list-style-name="LFO2" style:family="paragraph">
      <style:text-properties fo:language="es" fo:country="AR"/>
    </style:style>
    <style:style style:name="P12" style:parent-style-name="Standard" style:list-style-name="LFO2" style:family="paragraph"/>
    <style:style style:name="T13" style:parent-style-name="DefaultParagraphFont" style:family="text">
      <style:text-properties fo:font-weight="bold" style:font-weight-asian="bold" style:font-weight-complex="bold" fo:language="es" fo:country="AR"/>
    </style:style>
    <style:style style:name="T14" style:parent-style-name="DefaultParagraphFont" style:family="text">
      <style:text-properties fo:language="es" fo:country="AR"/>
    </style:style>
    <style:style style:name="P15" style:parent-style-name="Standard" style:family="paragraph">
      <style:text-properties fo:language="es" fo:country="AR"/>
    </style:style>
    <style:style style:name="P16" style:parent-style-name="Standard" style:family="paragraph">
      <style:text-properties fo:language="es" fo:country="AR"/>
    </style:style>
    <style:style style:name="P17" style:parent-style-name="Standard" style:family="paragraph">
      <style:text-properties fo:language="es" fo:country="AR"/>
    </style:style>
    <style:style style:name="P18" style:parent-style-name="Standard" style:family="paragraph">
      <style:text-properties fo:language="es" fo:country="AR"/>
    </style:style>
    <style:style style:name="P19" style:parent-style-name="Standard" style:family="paragraph">
      <style:text-properties fo:language="es" fo:country="AR"/>
    </style:style>
    <style:style style:name="P20" style:parent-style-name="Standard" style:family="paragraph">
      <style:text-properties style:text-underline-type="single" style:text-underline-style="solid" style:text-underline-width="auto" style:text-underline-mode="continuous" fo:language="es" fo:country="AR"/>
    </style:style>
    <style:style style:name="P21" style:parent-style-name="Standard" style:family="paragraph">
      <style:paragraph-properties fo:margin-left="0.4923in">
        <style:tab-stops/>
      </style:paragraph-properties>
      <style:text-properties fo:language="es" fo:country="AR"/>
    </style:style>
    <style:style style:name="P22" style:parent-style-name="Standard" style:family="paragraph">
      <style:text-properties fo:language="es" fo:country="AR"/>
    </style:style>
    <style:style style:name="P23" style:parent-style-name="Standard" style:family="paragraph">
      <style:text-properties fo:language="es" fo:country="AR"/>
    </style:style>
    <style:style style:name="P24" style:parent-style-name="Standard" style:family="paragraph">
      <style:paragraph-properties fo:margin-left="0.4923in">
        <style:tab-stops/>
      </style:paragraph-properties>
      <style:text-properties fo:language="es" fo:country="AR"/>
    </style:style>
    <style:style style:name="P25" style:parent-style-name="Standard" style:family="paragraph">
      <style:paragraph-properties fo:margin-left="0.4923in">
        <style:tab-stops/>
      </style:paragraph-properties>
      <style:text-properties fo:language="es" fo:country="AR"/>
    </style:style>
    <style:style style:name="P26" style:parent-style-name="Standard" style:family="paragraph">
      <style:text-properties fo:language="es" fo:country="AR"/>
    </style:style>
    <style:style style:name="P27" style:parent-style-name="Standard" style:family="paragraph">
      <style:text-properties fo:language="es" fo:country="AR"/>
    </style:style>
    <style:style style:name="P28" style:parent-style-name="Standard" style:family="paragraph">
      <style:paragraph-properties fo:margin-left="0.4923in">
        <style:tab-stops/>
      </style:paragraph-properties>
      <style:text-properties fo:language="es" fo:country="AR"/>
    </style:style>
    <style:style style:name="P29" style:parent-style-name="Standard" style:family="paragraph">
      <style:text-properties fo:language="es" fo:country="AR"/>
    </style:style>
    <style:style style:name="P30" style:parent-style-name="Standard" style:family="paragraph">
      <style:text-properties style:text-underline-type="single" style:text-underline-style="solid" style:text-underline-width="auto" style:text-underline-mode="continuous" fo:language="es" fo:country="AR"/>
    </style:style>
    <style:style style:name="P31" style:parent-style-name="Standard" style:family="paragraph">
      <style:text-properties style:text-underline-type="single" style:text-underline-style="solid" style:text-underline-width="auto" style:text-underline-mode="continuous" fo:language="es" fo:country="AR"/>
    </style:style>
    <style:style style:name="P32" style:parent-style-name="Standard" style:family="paragraph">
      <style:text-properties style:text-underline-type="single" style:text-underline-style="solid" style:text-underline-width="auto" style:text-underline-mode="continuous" fo:language="es" fo:country="AR"/>
    </style:style>
    <style:style style:name="P33" style:parent-style-name="Standard" style:family="paragraph">
      <style:text-properties style:text-underline-type="single" style:text-underline-style="solid" style:text-underline-width="auto" style:text-underline-mode="continuous" fo:language="es" fo:country="AR"/>
    </style:style>
    <style:style style:name="P34" style:parent-style-name="Standard" style:family="paragraph">
      <style:text-properties style:text-underline-type="single" style:text-underline-style="solid" style:text-underline-width="auto" style:text-underline-mode="continuous" fo:language="es" fo:country="AR"/>
    </style:style>
    <style:style style:name="P35" style:parent-style-name="Standard" style:family="paragraph">
      <style:text-properties style:text-underline-type="single" style:text-underline-style="solid" style:text-underline-width="auto" style:text-underline-mode="continuous" fo:language="es" fo:country="AR"/>
    </style:style>
    <style:style style:name="P36" style:parent-style-name="Standard" style:family="paragraph">
      <style:text-properties style:text-underline-type="single" style:text-underline-style="solid" style:text-underline-width="auto" style:text-underline-mode="continuous" fo:language="es" fo:country="AR"/>
    </style:style>
    <style:style style:name="P37" style:parent-style-name="Standard" style:family="paragraph">
      <style:paragraph-properties fo:margin-left="0.4923in">
        <style:tab-stops/>
      </style:paragraph-properties>
      <style:text-properties fo:language="es" fo:country="AR"/>
    </style:style>
    <style:style style:name="P38" style:parent-style-name="Standard" style:family="paragraph">
      <style:text-properties fo:language="es" fo:country="AR"/>
    </style:style>
    <style:style style:name="P39" style:parent-style-name="Standard" style:family="paragraph">
      <style:text-properties fo:language="es" fo:country="AR"/>
    </style:style>
    <style:style style:name="P40" style:parent-style-name="Standard" style:family="paragraph">
      <style:paragraph-properties fo:margin-left="0.4923in">
        <style:tab-stops/>
      </style:paragraph-properties>
      <style:text-properties fo:language="es" fo:country="AR"/>
    </style:style>
    <style:style style:name="P41" style:parent-style-name="Standard" style:family="paragraph">
      <style:paragraph-properties fo:margin-left="0.4923in">
        <style:tab-stops/>
      </style:paragraph-properties>
      <style:text-properties fo:language="es" fo:country="AR"/>
    </style:style>
    <style:style style:name="P42" style:parent-style-name="Standard" style:family="paragraph">
      <style:paragraph-properties fo:margin-left="0.4923in">
        <style:tab-stops/>
      </style:paragraph-properties>
      <style:text-properties fo:language="es" fo:country="AR"/>
    </style:style>
    <style:style style:name="P43" style:parent-style-name="Standard" style:family="paragraph">
      <style:paragraph-properties fo:margin-left="0.4923in">
        <style:tab-stops/>
      </style:paragraph-properties>
      <style:text-properties fo:language="es" fo:country="AR"/>
    </style:style>
    <style:style style:name="P44" style:parent-style-name="Standard" style:family="paragraph">
      <style:text-properties fo:language="es" fo:country="AR"/>
    </style:style>
    <style:style style:name="P45" style:parent-style-name="Standard" style:family="paragraph">
      <style:text-properties fo:language="es" fo:country="AR"/>
    </style:style>
    <style:style style:name="P46" style:parent-style-name="Standard" style:family="paragraph">
      <style:text-properties fo:language="es" fo:country="AR"/>
    </style:style>
    <style:style style:name="P47" style:parent-style-name="Standard" style:family="paragraph">
      <style:text-properties style:text-underline-type="single" style:text-underline-style="solid" style:text-underline-width="auto" style:text-underline-mode="continuous" fo:language="es" fo:country="AR"/>
    </style:style>
    <style:style style:name="P48" style:parent-style-name="Standard" style:family="paragraph">
      <style:paragraph-properties fo:margin-left="0.4923in">
        <style:tab-stops/>
      </style:paragraph-properties>
      <style:text-properties fo:language="es" fo:country="AR"/>
    </style:style>
    <style:style style:name="P49" style:parent-style-name="Standard" style:family="paragraph">
      <style:text-properties fo:language="es" fo:country="AR"/>
    </style:style>
    <style:style style:name="P50" style:parent-style-name="Standard" style:family="paragraph">
      <style:text-properties fo:language="es" fo:country="AR"/>
    </style:style>
    <style:style style:name="P51" style:parent-style-name="Standard" style:family="paragraph">
      <style:paragraph-properties fo:margin-left="0.4923in">
        <style:tab-stops/>
      </style:paragraph-properties>
      <style:text-properties fo:language="es" fo:country="AR"/>
    </style:style>
    <style:style style:name="P52" style:parent-style-name="Standard" style:family="paragraph">
      <style:paragraph-properties fo:margin-left="0.4923in">
        <style:tab-stops/>
      </style:paragraph-properties>
      <style:text-properties fo:language="es" fo:country="AR"/>
    </style:style>
    <style:style style:name="P53" style:parent-style-name="Standard" style:family="paragraph">
      <style:text-properties fo:language="es" fo:country="AR"/>
    </style:style>
    <style:style style:name="P54" style:parent-style-name="Standard" style:family="paragraph">
      <style:text-properties fo:language="es" fo:country="AR"/>
    </style:style>
    <style:style style:name="P55" style:parent-style-name="Standard" style:family="paragraph">
      <style:paragraph-properties fo:margin-left="0.4923in">
        <style:tab-stops/>
      </style:paragraph-properties>
      <style:text-properties fo:language="es" fo:country="AR"/>
    </style:style>
    <style:style style:name="P56" style:parent-style-name="Standard" style:family="paragraph">
      <style:text-properties fo:language="es" fo:country="AR"/>
    </style:style>
    <style:style style:name="P57" style:parent-style-name="Standard" style:family="paragraph">
      <style:text-properties style:text-underline-type="single" style:text-underline-style="solid" style:text-underline-width="auto" style:text-underline-mode="continuous" fo:language="es" fo:country="AR"/>
    </style:style>
    <style:style style:name="P58" style:parent-style-name="Standard" style:family="paragraph">
      <style:paragraph-properties fo:margin-left="0.4923in">
        <style:tab-stops/>
      </style:paragraph-properties>
      <style:text-properties fo:language="es" fo:country="AR"/>
    </style:style>
    <style:style style:name="P59" style:parent-style-name="Standard" style:family="paragraph">
      <style:text-properties fo:language="es" fo:country="AR"/>
    </style:style>
    <style:style style:name="P60" style:parent-style-name="Standard" style:family="paragraph">
      <style:text-properties fo:language="es" fo:country="AR"/>
    </style:style>
    <style:style style:name="P61" style:parent-style-name="Standard" style:family="paragraph">
      <style:paragraph-properties fo:text-indent="0.4923in"/>
      <style:text-properties fo:language="es" fo:country="AR"/>
    </style:style>
    <style:style style:name="P62" style:parent-style-name="Standard" style:family="paragraph">
      <style:paragraph-properties fo:text-indent="0.4923in"/>
      <style:text-properties fo:language="es" fo:country="AR"/>
    </style:style>
    <style:style style:name="P63" style:parent-style-name="Standard" style:family="paragraph">
      <style:paragraph-properties fo:text-indent="0.4923in"/>
      <style:text-properties fo:language="es" fo:country="AR"/>
    </style:style>
    <style:style style:name="P64" style:parent-style-name="Standard" style:family="paragraph">
      <style:paragraph-properties fo:text-indent="0.4923in"/>
      <style:text-properties fo:language="es" fo:country="AR"/>
    </style:style>
    <style:style style:name="P65" style:parent-style-name="Standard" style:family="paragraph">
      <style:paragraph-properties fo:text-indent="0.4923in"/>
      <style:text-properties fo:language="es" fo:country="AR"/>
    </style:style>
    <style:style style:name="P66" style:parent-style-name="Standard" style:family="paragraph">
      <style:text-properties fo:language="es" fo:country="AR"/>
    </style:style>
    <style:style style:name="P67" style:parent-style-name="Standard" style:family="paragraph">
      <style:text-properties fo:language="es" fo:country="AR"/>
    </style:style>
    <style:style style:name="P68" style:parent-style-name="Standard" style:family="paragraph">
      <style:paragraph-properties fo:text-indent="0.4923in"/>
      <style:text-properties fo:language="es" fo:country="AR"/>
    </style:style>
    <style:style style:name="P69" style:parent-style-name="Standard" style:family="paragraph">
      <style:text-properties fo:language="es" fo:country="AR"/>
    </style:style>
    <style:style style:name="P70" style:parent-style-name="Standard" style:family="paragraph">
      <style:text-properties fo:language="es" fo:country="AR"/>
    </style:style>
    <style:style style:name="P71" style:parent-style-name="Standard" style:family="paragraph">
      <style:text-properties fo:language="es" fo:country="AR"/>
    </style:style>
    <style:style style:name="P72" style:parent-style-name="Standard" style:family="paragraph">
      <style:text-properties fo:language="es" fo:country="AR"/>
    </style:style>
    <style:style style:name="P73" style:parent-style-name="Standard" style:family="paragraph">
      <style:text-properties fo:language="es" fo:country="AR"/>
    </style:style>
    <style:style style:name="P74" style:parent-style-name="Standard" style:family="paragraph">
      <style:text-properties fo:language="es" fo:country="AR"/>
    </style:style>
    <style:style style:name="P75" style:parent-style-name="Standard" style:list-style-name="LFO6" style:family="paragraph"/>
    <style:style style:name="P76" style:parent-style-name="Standard" style:list-style-name="LFO6" style:family="paragraph"/>
    <style:style style:name="P77" style:parent-style-name="Standard" style:list-style-name="LFO6" style:family="paragraph"/>
    <style:style style:name="P78" style:parent-style-name="Standard" style:family="paragraph">
      <style:text-properties fo:language="es" fo:country="AR"/>
    </style:style>
    <style:style style:name="P79" style:parent-style-name="Standard" style:family="paragraph">
      <style:text-properties fo:language="es" fo:country="AR"/>
    </style:style>
    <style:style style:name="P80" style:parent-style-name="Standard" style:list-style-name="LFO7" style:family="paragraph"/>
    <style:style style:name="P81" style:parent-style-name="Standard" style:list-style-name="LFO7" style:family="paragraph"/>
    <style:style style:name="P82" style:parent-style-name="Standard" style:list-style-name="LFO7" style:family="paragraph">
      <style:text-properties fo:language="es" fo:country="AR"/>
    </style:style>
    <style:style style:name="P83" style:parent-style-name="Standard" style:list-style-name="LFO7"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list-style-name="LFO8" style:family="paragraph">
      <style:text-properties fo:language="es" fo:country="AR"/>
    </style:style>
    <style:style style:name="P87" style:parent-style-name="Standard" style:list-style-name="LFO8" style:family="paragraph">
      <style:text-properties fo:language="es" fo:country="AR"/>
    </style:style>
    <style:style style:name="P88" style:parent-style-name="Standard" style:list-style-name="LFO8" style:family="paragraph">
      <style:text-properties fo:language="es" fo:country="AR"/>
    </style:style>
    <style:style style:name="P89" style:parent-style-name="Standard" style:list-style-name="LFO8" style:family="paragraph">
      <style:text-properties fo:language="es" fo:country="AR"/>
    </style:style>
    <style:style style:name="P90" style:parent-style-name="Standard" style:list-style-name="LFO8" style:family="paragraph"/>
    <style:style style:name="P91" style:parent-style-name="Standard" style:list-style-name="LFO8" style:family="paragraph">
      <style:text-properties fo:language="es" fo:country="AR"/>
    </style:style>
    <style:style style:name="P92" style:parent-style-name="Standard" style:list-style-name="LFO8" style:family="paragraph"/>
    <style:style style:name="P93" style:parent-style-name="Standard" style:list-style-name="LFO8" style:family="paragraph">
      <style:text-properties fo:language="es" fo:country="AR"/>
    </style:style>
    <style:style style:name="P94" style:parent-style-name="Standard" style:list-style-name="LFO8" style:family="paragraph">
      <style:text-properties fo:language="es" fo:country="AR"/>
    </style:style>
    <style:style style:name="P95" style:parent-style-name="Standard" style:list-style-name="LFO8" style:family="paragraph">
      <style:text-properties fo:language="es" fo:country="AR"/>
    </style:style>
    <style:style style:name="P96" style:parent-style-name="Standard" style:list-style-name="LFO8" style:family="paragraph">
      <style:text-properties fo:language="es" fo:country="AR"/>
    </style:style>
    <style:style style:name="P97" style:parent-style-name="Standard" style:list-style-name="LFO8" style:family="paragraph"/>
    <style:style style:name="P98" style:parent-style-name="Standard" style:list-style-name="LFO8" style:family="paragraph">
      <style:text-properties fo:language="es" fo:country="AR"/>
    </style:style>
    <style:style style:name="P99" style:parent-style-name="Standard" style:list-style-name="LFO8" style:family="paragraph">
      <style:text-properties fo:language="es" fo:country="AR"/>
    </style:style>
    <style:style style:name="P100" style:parent-style-name="Standard" style:list-style-name="LFO8" style:family="paragraph">
      <style:text-properties fo:language="es" fo:country="AR"/>
    </style:style>
    <style:style style:name="P101" style:parent-style-name="Standard" style:list-style-name="LFO8" style:family="paragraph">
      <style:text-properties fo:language="es" fo:country="AR"/>
    </style:style>
    <style:style style:name="P102" style:parent-style-name="Standard" style:list-style-name="LFO8" style:family="paragraph">
      <style:text-properties fo:language="es" fo:country="AR"/>
    </style:style>
    <style:style style:name="P103" style:parent-style-name="Standard" style:list-style-name="LFO8" style:family="paragraph">
      <style:text-properties fo:language="es" fo:country="AR"/>
    </style:style>
    <style:style style:name="P104" style:parent-style-name="Standard" style:list-style-name="LFO8" style:family="paragraph">
      <style:text-properties fo:language="es" fo:country="AR"/>
    </style:style>
    <style:style style:name="P105" style:parent-style-name="Standard" style:list-style-name="LFO8" style:family="paragraph"/>
    <style:style style:name="P106" style:parent-style-name="Standard" style:list-style-name="LFO8" style:family="paragraph"/>
    <style:style style:name="P107" style:parent-style-name="Standard" style:list-style-name="LFO8" style:family="paragraph">
      <style:text-properties fo:language="es" fo:country="AR"/>
    </style:style>
    <style:style style:name="P108" style:parent-style-name="Standard" style:list-style-name="LFO8" style:family="paragraph"/>
    <style:style style:name="P109" style:parent-style-name="Standard" style:list-style-name="LFO8" style:family="paragraph"/>
    <style:style style:name="P110" style:parent-style-name="Standard" style:list-style-name="LFO8" style:family="paragraph"/>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fo:language="es" fo:country="AR"/>
    </style:style>
    <style:style style:name="P113" style:parent-style-name="Standard" style:family="paragraph">
      <style:text-properties fo:language="es" fo:country="AR"/>
    </style:style>
    <style:style style:name="P114" style:parent-style-name="Standard" style:family="paragraph">
      <style:text-properties fo:language="es" fo:country="AR"/>
    </style:style>
    <style:style style:name="P115" style:parent-style-name="Standard" style:list-style-name="LFO9" style:family="paragraph">
      <style:text-properties fo:language="es" fo:country="AR"/>
    </style:style>
    <style:style style:name="P116" style:parent-style-name="Standard" style:list-style-name="LFO9" style:family="paragraph"/>
    <style:style style:name="P117" style:parent-style-name="Standard" style:list-style-name="LFO9" style:family="paragraph"/>
    <style:style style:name="P118" style:parent-style-name="Standard" style:list-style-name="LFO9" style:family="paragraph"/>
    <style:style style:name="P119" style:parent-style-name="Standard" style:list-style-name="LFO9" style:family="paragraph"/>
    <style:style style:name="P120" style:parent-style-name="Standard" style:list-style-name="LFO9" style:family="paragraph">
      <style:text-properties fo:language="es" fo:country="AR"/>
    </style:style>
    <style:style style:name="P121" style:parent-style-name="Standard" style:list-style-name="LFO9" style:family="paragraph">
      <style:text-properties fo:language="es" fo:country="AR"/>
    </style:style>
    <style:style style:name="P122" style:parent-style-name="Standard" style:list-style-name="LFO9" style:family="paragraph">
      <style:text-properties fo:language="es" fo:country="AR"/>
    </style:style>
    <style:style style:name="P123" style:parent-style-name="Standard" style:list-style-name="LFO9" style:family="paragraph">
      <style:text-properties fo:language="es" fo:country="AR"/>
    </style:style>
    <style:style style:name="P124" style:parent-style-name="Standard" style:list-style-name="LFO9" style:family="paragraph"/>
    <style:style style:name="P125" style:parent-style-name="Standard" style:list-style-name="LFO9" style:family="paragraph"/>
    <style:style style:name="P126" style:parent-style-name="Standard" style:list-style-name="LFO9" style:family="paragraph">
      <style:text-properties fo:language="es" fo:country="AR"/>
    </style:style>
    <style:style style:name="P127" style:parent-style-name="Standard" style:list-style-name="LFO9" style:family="paragraph">
      <style:text-properties fo:language="es" fo:country="AR"/>
    </style:style>
    <style:style style:name="P128" style:parent-style-name="Standard" style:list-style-name="LFO9" style:family="paragraph">
      <style:text-properties fo:language="es" fo:country="AR"/>
    </style:style>
    <style:style style:name="P129" style:parent-style-name="Standard" style:list-style-name="LFO9" style:family="paragraph"/>
    <style:style style:name="T130" style:parent-style-name="DefaultParagraphFont" style:family="text">
      <style:text-properties fo:language="es" fo:country="AR"/>
    </style:style>
    <style:style style:name="P131" style:parent-style-name="Standard" style:family="paragraph">
      <style:text-properties style:text-underline-type="single" style:text-underline-style="solid" style:text-underline-width="auto" style:text-underline-mode="continuous"/>
    </style:style>
    <style:style style:name="P132" style:parent-style-name="Standard" style:family="paragraph">
      <style:text-properties style:text-underline-type="single" style:text-underline-style="solid" style:text-underline-width="auto" style:text-underline-mode="continuous"/>
    </style:style>
    <style:style style:name="P133" style:parent-style-name="Standard" style:family="paragraph">
      <style:text-properties style:text-underline-type="single" style:text-underline-style="solid" style:text-underline-width="auto" style:text-underline-mode="continuous"/>
    </style:style>
    <style:style style:name="P134" style:parent-style-name="Standard" style:family="paragraph">
      <style:text-properties fo:language="es" fo:country="AR"/>
    </style:style>
    <style:style style:name="P135" style:parent-style-name="Standard" style:family="paragraph">
      <style:text-properties fo:language="es" fo:country="AR"/>
    </style:style>
    <style:style style:name="T136" style:parent-style-name="DefaultParagraphFont" style:family="text">
      <style:text-properties fo:language="es" fo:country="AR"/>
    </style:style>
    <style:style style:name="P137" style:parent-style-name="Standard" style:list-style-name="LFO10" style:family="paragraph"/>
    <style:style style:name="P138" style:parent-style-name="Standard" style:list-style-name="LFO10" style:family="paragraph"/>
    <style:style style:name="P139" style:parent-style-name="Standard" style:list-style-name="LFO10" style:family="paragraph"/>
    <style:style style:name="P140" style:parent-style-name="Standard" style:list-style-name="LFO10" style:family="paragraph"/>
    <style:style style:name="P141" style:parent-style-name="Standard" style:family="paragraph">
      <style:text-properties fo:language="es" fo:country="AR"/>
    </style:style>
    <style:style style:name="P142" style:parent-style-name="Standard" style:family="paragraph">
      <style:text-properties fo:language="es" fo:country="AR"/>
    </style:style>
    <style:style style:name="P143" style:parent-style-name="Standard" style:family="paragraph">
      <style:text-properties fo:language="es" fo:country="AR"/>
    </style:style>
    <style:style style:name="P144" style:parent-style-name="Standard" style:family="paragraph">
      <style:text-properties fo:language="es" fo:country="AR"/>
    </style:style>
    <style:style style:name="P145" style:parent-style-name="Standard" style:family="paragraph">
      <style:text-properties fo:language="es" fo:country="AR"/>
    </style:style>
    <style:style style:name="P146" style:parent-style-name="Standard" style:family="paragraph">
      <style:text-properties fo:language="es" fo:country="AR"/>
    </style:style>
    <style:style style:name="P147" style:parent-style-name="Standard" style:family="paragraph">
      <style:text-properties fo:language="es" fo:country="AR"/>
    </style:style>
    <style:style style:name="P148" style:parent-style-name="Standard" style:family="paragraph">
      <style:text-properties fo:language="es" fo:country="AR"/>
    </style:style>
    <style:style style:name="P149" style:parent-style-name="Standard" style:family="paragraph">
      <style:text-properties fo:language="es" fo:country="AR"/>
    </style:style>
    <style:style style:name="P150" style:parent-style-name="Standard" style:family="paragraph">
      <style:text-properties fo:language="es" fo:country="AR"/>
    </style:style>
    <style:style style:name="P151" style:parent-style-name="Standard" style:family="paragraph">
      <style:text-properties fo:language="es" fo:country="AR"/>
    </style:style>
    <style:style style:name="P152" style:parent-style-name="Standard" style:family="paragraph">
      <style:text-properties fo:language="es" fo:country="AR"/>
    </style:style>
    <style:style style:name="P153" style:parent-style-name="Standard" style:family="paragraph">
      <style:text-properties fo:language="es" fo:country="AR"/>
    </style:style>
    <style:style style:name="P154" style:parent-style-name="Standard" style:family="paragraph">
      <style:text-properties fo:language="es" fo:country="AR"/>
    </style:style>
    <style:style style:name="P155" style:parent-style-name="Standard" style:family="paragraph">
      <style:text-properties fo:language="es" fo:country="AR"/>
    </style:style>
    <style:style style:name="P156" style:parent-style-name="Standard" style:family="paragraph">
      <style:text-properties fo:language="es" fo:country="AR"/>
    </style:style>
    <style:style style:name="P157" style:parent-style-name="Standard" style:family="paragraph">
      <style:text-properties style:text-underline-type="single" style:text-underline-style="solid" style:text-underline-width="auto" style:text-underline-mode="continuous" fo:language="es" fo:country="AR"/>
    </style:style>
    <style:style style:name="P158" style:parent-style-name="Standard" style:family="paragraph">
      <style:text-properties fo:language="es" fo:country="AR"/>
    </style:style>
    <style:style style:name="P159" style:parent-style-name="Standard" style:family="paragraph">
      <style:text-properties fo:language="es" fo:country="AR"/>
    </style:style>
    <style:style style:name="P160" style:parent-style-name="Standard" style:family="paragraph">
      <style:text-properties fo:language="es" fo:country="AR"/>
    </style:style>
    <style:style style:name="P161" style:parent-style-name="Standard" style:family="paragraph">
      <style:text-properties fo:language="es" fo:country="AR"/>
    </style:style>
    <style:style style:name="P162" style:parent-style-name="Standard" style:family="paragraph">
      <style:text-properties fo:language="es" fo:country="AR"/>
    </style:style>
    <style:style style:name="P163" style:parent-style-name="Standard" style:family="paragraph">
      <style:text-properties fo:language="es" fo:country="AR"/>
    </style:style>
  </office:automatic-styles>
  <office:body>
    <office:text text:use-soft-page-breaks="true">
      <text:p text:style-name="P1">Clase Comunicacion</text:p>
      <text:p text:style-name="P2"/>
      <text:p text:style-name="P3">Servicios orientados y no orientados a la conexion. Los sin conexion se conocen como red de mejor esfuerzo.</text:p>
      <text:p text:style-name="P4"/>
      <text:p text:style-name="Standard">Orientados a la conexion:</text:p>
      <text:list text:style-name="LFO1" text:continue-numbering="true">
        <text:list-item>
          <text:p text:style-name="P5">Respertan orden de llegada</text:p>
        </text:list-item>
        <text:list-item>
          <text:p text:style-name="P6"><text:span text:style-name="T7">transferencia libre de errores, no faltan ni se rompen los bloques de datos.<text:s/></text:span>Hay retransmisiones para garantizar esto</text:p>
        </text:list-item>
        <text:list-item>
          <text:p text:style-name="P8">Circuitos virtuales</text:p>
        </text:list-item>
      </text:list>
      <text:p text:style-name="Standard">No orientados a la conexion</text:p>
      <text:list text:style-name="LFO2" text:continue-numbering="true">
        <text:list-item>
          <text:p text:style-name="P9">No tienen orden de llegada</text:p>
        </text:list-item>
        <text:list-item>
          <text:p text:style-name="P10">Encaminamiento independiente → no toda la comunicacion va por el mismo camino</text:p>
        </text:list-item>
        <text:list-item>
          <text:p text:style-name="P11">Enfoque al mejor esfuerzo pero no asegura nada</text:p>
        </text:list-item>
        <text:list-item>
          <text:p text:style-name="P12">Datagrama</text:p>
        </text:list-item>
      </text:list>
      <text:p text:style-name="Standard"/>
      <text:p text:style-name="Standard"><text:span text:style-name="T13">Modelo OSI</text:span><text:span text:style-name="T14"><text:s/>→ ambos equipos terminales tienen implementadas todas las capas del modelo. Los nodos conmutadores, conmutan sobre algunas capas, no todas. Cada capa se comunica con la superior a traves de una interfaz. Mientras que dialogue con capas pares, puedo comunicarme con redes heterogeneas. Cada capa le agrega un header a los datos para que su capa par lo entienda y sepa que hacer. Los datos con header de cada capa se convierten en PDU que para la capa siguente son datos, es decir, SDU.</text:span></text:p>
      <text:p text:style-name="P15"/>
      <text:p text:style-name="P16"/>
      <text:p text:style-name="P17"/>
      <text:p text:style-name="P18">Modelo TCP/IP y funciones de cada capa:</text:p>
      <text:p text:style-name="P19"/>
      <text:p text:style-name="P20">Capa de Enlace (Link Layer)</text:p>
      <text:p text:style-name="P21">Es la capa más baja del modelo TCP/IP. Se encarga de la comunicación directa entre dispositivos en una red física local (por ejemplo, una LAN).</text:p>
      <text:p text:style-name="P22"/>
      <text:p text:style-name="P23">Componentes:</text:p>
      <text:p text:style-name="P24">- MAC (Media Access Control): Identifica físicamente a cada dispositivo con una dirección MAC única de 48 bits. Controla quién accede al medio de transmisión y cuándo.</text:p>
      <text:p text:style-name="P25">- LLC (Logical Link Control): Proporciona servicios como detección de errores y control de flujo. Permite que múltiples protocolos de red (como IP) compartan el mismo enlace físico.</text:p>
      <text:p text:style-name="P26"/>
      <text:p text:style-name="P27">Función principal:</text:p>
      <text:p text:style-name="P28">Encapsula y transmite datos a través del medio físico (cable, Wi-Fi, etc.) y determina cómo se accede a ese medio.</text:p>
      <text:p text:style-name="P29"/>
      <text:p text:style-name="P30"/>
      <text:p text:style-name="P31"/>
      <text:p text:style-name="P32"/>
      <text:p text:style-name="P33"/>
      <text:p text:style-name="P34"/>
      <text:p text:style-name="P35"/>
      <text:soft-page-break/>
      <text:p text:style-name="P36">Capa de Internet (o Red)</text:p>
      <text:p text:style-name="P37">Su objetivo es entregar paquetes desde el origen hasta el destino, sin importar si están en redes distintas. Equivale a la Capa de Red del modelo OSI.</text:p>
      <text:p text:style-name="P38"/>
      <text:p text:style-name="P39">Protocolos:</text:p>
      <text:p text:style-name="P40">- IP (Internet Protocol): Encapsula los datos en paquetes IP que contienen las direcciones IP de origen y destino. Es un protocolo no confiable y sin conexión.</text:p>
      <text:p text:style-name="P41">- ARP (Address Resolution Protocol): Traduce una dirección IP de destino a su dirección MAC correspondiente (funciona dentro de una LAN).</text:p>
      <text:p text:style-name="P42">- RARP (Reverse ARP): Hace lo opuesto: permite a un dispositivo sin IP (pero con MAC conocida) obtener su IP. Ya casi no se usa.</text:p>
      <text:p text:style-name="P43">- ICMP (Internet Control Message Protocol): Usado para mensajes de error y diagnóstico. El clásico ejemplo es el ping.</text:p>
      <text:p text:style-name="P44"/>
      <text:p text:style-name="P45">Función principal:<text:s/>Enrutamiento y direccionamiento de los datos entre distintas redes.</text:p>
      <text:p text:style-name="P46"/>
      <text:p text:style-name="P47">Capa de Transporte</text:p>
      <text:p text:style-name="P48">Se encarga de proveer comunicación entre procesos (no solo entre computadoras). Aporta control de errores y gestión de la conexión.</text:p>
      <text:p text:style-name="P49"/>
      <text:p text:style-name="P50">Protocolos:</text:p>
      <text:p text:style-name="P51">- TCP (Transmission Control Protocol): Protocolo orientado a conexión, confiable y ordenado.</text:p>
      <text:p text:style-name="P52">- UDP (User Datagram Protocol): Protocolo sin conexión y más rápido, pero sin garantía de entrega ni orden.</text:p>
      <text:p text:style-name="P53"/>
      <text:p text:style-name="P54">Función principal:</text:p>
      <text:p text:style-name="P55">Asegurar que los datos se entreguen correctamente (TCP) o rápidamente (UDP), según el caso.</text:p>
      <text:p text:style-name="P56"/>
      <text:p text:style-name="P57">Capa de Aplicación</text:p>
      <text:p text:style-name="P58">Es la más cercana al usuario. Proporciona las herramientas para que las aplicaciones se comuniquen a través de la red.</text:p>
      <text:p text:style-name="P59"/>
      <text:p text:style-name="P60">Protocolos comunes:</text:p>
      <text:p text:style-name="P61">- Telnet: acceso remoto por consola.</text:p>
      <text:p text:style-name="P62">- DNS: traduce nombres de dominio en direcciones IP.</text:p>
      <text:p text:style-name="P63">- HTTP/HTTPS: acceso a páginas web.</text:p>
      <text:p text:style-name="P64">- SMTP, POP3, IMAP: envío y recepción de correos electrónicos.</text:p>
      <text:p text:style-name="P65">- FTP: transferencia de archivos.</text:p>
      <text:p text:style-name="P66"/>
      <text:p text:style-name="P67">Función principal:</text:p>
      <text:p text:style-name="P68">Proveer servicios y protocolos de red directamente a las aplicaciones del usuario.</text:p>
      <text:p text:style-name="P69"/>
      <text:p text:style-name="P70"/>
      <text:p text:style-name="P71"/>
      <text:p text:style-name="P72"/>
      <text:p text:style-name="P73"/>
      <text:soft-page-break/>
      <text:p text:style-name="P74">Cada capa del modelo osi le dice distinto al<text:s/>PDU</text:p>
      <text:list text:style-name="LFO6" text:continue-numbering="true">
        <text:list-item>
          <text:p text:style-name="P75">Red → paquete</text:p>
        </text:list-item>
        <text:list-item>
          <text:p text:style-name="P76">Enlace de datos → trama</text:p>
        </text:list-item>
        <text:list-item>
          <text:p text:style-name="P77">fisica → bits</text:p>
        </text:list-item>
      </text:list>
      <text:p text:style-name="Standard"/>
      <text:p text:style-name="P78">El enlace de datos en osi, se divide en 2 para LAN → logical link control y mac</text:p>
      <text:p text:style-name="P79"/>
      <text:p text:style-name="Standard">Donde esta cada equipo</text:p>
      <text:list text:style-name="LFO7" text:continue-numbering="true">
        <text:list-item>
          <text:p text:style-name="P80">capa fisica → repetidores y hubs</text:p>
        </text:list-item>
        <text:list-item>
          <text:p text:style-name="P81">enlace → switches y bridges (mac address)</text:p>
        </text:list-item>
        <text:list-item>
          <text:p text:style-name="P82">red → routers o enrutadores (ip)</text:p>
        </text:list-item>
        <text:list-item>
          <text:p text:style-name="P83">aplicacion, presentacion, sesion y transporte →<text:s/>computadora</text:p>
        </text:list-item>
      </text:list>
      <text:p text:style-name="P84"/>
      <text:p text:style-name="P85">Capas del modelo osi: (ver en la filmina)</text:p>
      <text:list text:style-name="LFO8" text:continue-numbering="true">
        <text:list-item>
          <text:p text:style-name="P86">fisica → conexion fisica con el medio transmisor (con el cable)</text:p>
          <text:list text:continue-numbering="true">
            <text:list-item>
              <text:p text:style-name="P87">definicion de caracteristicas mecanicas (como son los cables que uso), electricas(voltage que uso) y funcionales <text:s/>y de procedimientos</text:p>
            </text:list-item>
          </text:list>
        </text:list-item>
        <text:list-item>
          <text:p text:style-name="P88">Capa de enlace → establece mantiene y libera las conexiones con red (N3)</text:p>
          <text:list text:continue-numbering="true">
            <text:list-item>
              <text:p text:style-name="P89">controla errores y flujo de datos</text:p>
            </text:list-item>
            <text:list-item>
              <text:p text:style-name="P90">delimita secuencia de bits</text:p>
            </text:list-item>
            <text:list-item>
              <text:p text:style-name="P91">resuelve problemas de dano, perdidas y duplicidad</text:p>
            </text:list-item>
            <text:list-item>
              <text:p text:style-name="P92">protocolo HDLC</text:p>
            </text:list-item>
            <text:list-item>
              <text:p text:style-name="P93">protocolo ethernet (802.3) tiene MTU (maximum transfer unit = 1500 bytes) luego tiene 5 campos para poder cumplir su mision de direccionar un mensaje. Tiene direccion de destino y de origen. Los primeros bytes limitan la secuencia de bits (los 2 primeros campos)</text:p>
            </text:list-item>
          </text:list>
        </text:list-item>
        <text:list-item>
          <text:p text:style-name="P94">Capa de red → servicios orientados a la conexion o sin conexion a la capa de transporte o N4</text:p>
          <text:list text:continue-numbering="true">
            <text:list-item>
              <text:p text:style-name="P95">Encaminamiento → que pase por los routers segun su direccion ip para que llegue al destino</text:p>
            </text:list-item>
            <text:list-item>
              <text:p text:style-name="P96">tratamiento de congestion y facturacion → esto es de la red y depende de la cantidad de gente que haya en la red para evitar que colapse, comunicandose con el transmisor y con el receptor</text:p>
            </text:list-item>
            <text:list-item>
              <text:p text:style-name="P97">Reenvios por sistemas intermedios</text:p>
            </text:list-item>
            <text:list-item>
              <text:p text:style-name="P98">Interconexion por redes heterogeneas → el router adapta los tamanos y formatos de los bloques de datos para que pase por todas las redes.</text:p>
            </text:list-item>
          </text:list>
        </text:list-item>
        <text:list-item>
          <text:p text:style-name="P99">Capa de transporte → conexion de extremo a extremo, implementada en los terminales. Hay distintos flujos de datos que pueden tener distintas calidad de servicio (QoS → quality of service)</text:p>
          <text:list text:continue-numbering="true">
            <text:list-item>
              <text:p text:style-name="P100">Oculta detalles de las capas superiores</text:p>
            </text:list-item>
            <text:list-item>
              <text:p text:style-name="P101">Multiplexion → en mi computadora tengo una sola IP pero simultaneamente hago muchas cosas (videoconferencia, descarga de archivos, etc).</text:p>
            </text:list-item>
          </text:list>
        </text:list-item>
        <text:list-item>
          <text:p text:style-name="P102">Capa de sesion → Gestiona el control de dialogo, sincronizacion, administracion, establecimiento y liberacion de conexion</text:p>
        </text:list-item>
        <text:list-item>
          <text:p text:style-name="P103">Capa de presentacion → codificacion de datos (), manejo de abstracciones, conversiones, compresion y criptografia</text:p>
          <text:list text:continue-numbering="true">
            <text:list-item>
              <text:p text:style-name="P104">Permite comunicar equipos con distintas representaciones</text:p>
            </text:list-item>
            <text:list-item>
              <text:p text:style-name="P105">adecua sintaxis</text:p>
            </text:list-item>
          </text:list>
        </text:list-item>
        <text:list-item>
          <text:p text:style-name="P106">Capa de<text:s/>aplicacion</text:p>
          <text:list text:continue-numbering="true">
            <text:list-item>
              <text:p text:style-name="P107">define <text:s/>virtual para el dialogo entre terminales incompatibles</text:p>
            </text:list-item>
            <text:list-item>
              <text:p text:style-name="P108">proporciona interfaz de usuario</text:p>
            </text:list-item>
            <text:list-item>
              <text:p text:style-name="P109">establece autorizaciones y autentifica datos</text:p>
            </text:list-item>
            <text:list-item>
              <text:p text:style-name="P110">determina disponibilidad actual</text:p>
            </text:list-item>
          </text:list>
        </text:list-item>
      </text:list>
      <text:p text:style-name="Standard"/>
      <text:p text:style-name="Standard"/>
      <text:p text:style-name="P111">Funciones ejecutadas por redes</text:p>
      <text:p text:style-name="Standard"/>
      <text:p text:style-name="P112">Estas son la conmutacion (enrutacion de bloques de datos) y transmision (de bloques de datos a traves de la interfaz donde puede llegar a destino) de datos</text:p>
      <text:p text:style-name="P113"/>
      <text:p text:style-name="P114">Conmutadores → seleccionar el camino mas optimo para la transmision de bloques de datos</text:p>
      <text:list text:style-name="LFO9" text:continue-numbering="true">
        <text:list-item>
          <text:p text:style-name="P115">de circuitos → no hay bloques de datos, hay una secuencia continua de bits (como la red telefonica). Como la comunicacion es por un tubo<text:s/>y preestablecida, si se cae un enlace o nodo, se cae la comunicacion</text:p>
          <text:list text:continue-numbering="true">
            <text:list-item>
              <text:p text:style-name="P116">establecimiento de comunicacion</text:p>
            </text:list-item>
            <text:list-item>
              <text:p text:style-name="P117">transferencia de informacion</text:p>
            </text:list-item>
            <text:list-item>
              <text:p text:style-name="P118">desconexion de comunicacion</text:p>
            </text:list-item>
          </text:list>
        </text:list-item>
        <text:list-item>
          <text:p text:style-name="P119">de paquetes con datagrama</text:p>
          <text:list text:continue-numbering="true">
            <text:list-item>
              <text:p text:style-name="P120">transmite bloques de datos de forma digitalizada</text:p>
            </text:list-item>
            <text:list-item>
              <text:p text:style-name="P121">cada router tiene una tabla de enrutamiento para saber para donde tiene que ir el bloque de datos segun la red a la que se dirige. Si hay congestion, es capaz de no seguir siempre el misom camino segun lo que decida el nodo → los bloques llegan desordenados</text:p>
            </text:list-item>
            <text:list-item>
              <text:p text:style-name="P122">Hay procesos de almacenamiento y retransmision de mensajes</text:p>
            </text:list-item>
            <text:list-item>
              <text:p text:style-name="P123">no me bloquea la cantidad de bloques que puedo mandar</text:p>
            </text:list-item>
          </text:list>
        </text:list-item>
        <text:list-item>
          <text:p text:style-name="P124">de paquetes con circuitos virtuales</text:p>
          <text:list text:continue-numbering="true">
            <text:list-item>
              <text:p text:style-name="P125">funciona con senales digitales</text:p>
            </text:list-item>
            <text:list-item>
              <text:p text:style-name="P126">los mensajes (secuencia de bits) se dividen en paquetes en el transmisor de mensajes</text:p>
            </text:list-item>
            <text:list-item>
              <text:p text:style-name="P127">Se les agrega info a los paquetes para que los conmutadores definan la ruta establecida</text:p>
            </text:list-item>
            <text:list-item>
              <text:p text:style-name="P128">van por tubo y tienen orden de llegada</text:p>
            </text:list-item>
            <text:list-item>
              <text:p text:style-name="P129"><text:span text:style-name="T130">son mas rapidas porque el nodo ya sabe a donde tiene que mandar las cosas → se lo indica el paquete, por eso el circuito es virtual, es decir, no existe.<text:s/></text:span>Si se cae un nodo, se cae toda la comunicacion</text:p>
            </text:list-item>
          </text:list>
        </text:list-item>
      </text:list>
      <text:p text:style-name="Standard"/>
      <text:p text:style-name="Standard"/>
      <text:p text:style-name="Standard"/>
      <text:p text:style-name="Standard"/>
      <text:p text:style-name="P131"/>
      <text:p text:style-name="P132"/>
      <text:soft-page-break/>
      <text:p text:style-name="P133">Red de telecomunicaciones</text:p>
      <text:p text:style-name="P134">Conmutacion telefonica → los cables se conmutan para transmision de datos</text:p>
      <text:p text:style-name="P135"/>
      <text:p text:style-name="Standard"><text:span text:style-name="T136">Centrales telefonicas → pueden ser publicas o privadas y usan enlaces troncales que unen estas centrales.<text:s/></text:span>Las redes que las conectan pueden ser publicas o privadas</text:p>
      <text:list text:style-name="LFO10" text:continue-numbering="true">
        <text:list-item>
          <text:p text:style-name="P137">Urbanas → para atender clientes</text:p>
        </text:list-item>
        <text:list-item>
          <text:p text:style-name="P138">Central de transito urbana</text:p>
        </text:list-item>
        <text:list-item>
          <text:p text:style-name="P139">.</text:p>
        </text:list-item>
        <text:list-item>
          <text:p text:style-name="P140">.</text:p>
        </text:list-item>
      </text:list>
      <text:p text:style-name="P141">Plan de numeracion → sirve para indicar a donde va la llamada</text:p>
      <text:p text:style-name="P142"/>
      <text:p text:style-name="P143"/>
      <text:p text:style-name="P144"/>
      <text:p text:style-name="P145"/>
      <text:p text:style-name="P146"/>
      <text:p text:style-name="P147">Circuitos conmutados y arrendados</text:p>
      <text:p text:style-name="P148">conmutados → permiten compartir el uso de lineas troncales entre varios abonados</text:p>
      <text:p text:style-name="P149">arrendados → Cuando el trafico es muy alto, estos son de costo fijo y de uso exclusivo</text:p>
      <text:p text:style-name="P150"/>
      <text:p text:style-name="P151"/>
      <text:p text:style-name="P152">Senalizacion entre centrales → para establecer una comunicacion, tengo que tener un manejo de senales. Es el establecimiento de transmision de informacion para las llamadas. Esto esta fuera del ancho de banda pero con el mismo canal. Actualmente, se usan canales distintos para senializar y la llamada</text:p>
      <text:p text:style-name="P153"/>
      <text:p text:style-name="P154">Red inteligente → ofrecen nuevos servicios con digitalizacion</text:p>
      <text:p text:style-name="P155">Red privada virtual → se usan recursos fisicos y logicos de redes publicas para adaptar y encriptar redes inteligentes</text:p>
      <text:p text:style-name="P156"/>
      <text:p text:style-name="P157">Ingenieria de trafico</text:p>
      <text:p text:style-name="P158"/>
      <text:p text:style-name="P159">Intensidad de trafico → numero de llamadas por unidad de tiempo</text:p>
      <text:p text:style-name="P160">tiempo de retencion → tiempo promedio que dura una llamada</text:p>
      <text:p text:style-name="P161">Flujo de trafico → intensidad de trafico * tiempo de retencion [Erlang]</text:p>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Nimbus Roman" svg:font-family="Nimbus Roman" style:font-family-generic="roman" style:font-pitch="variable"/>
    <style:font-face style:name="Nimbus Sans" svg:font-family="Nimbus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Nimbus Roman" style:font-name-asian="Nimbus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Nicolas Piacentini</dc:creator>
    <meta:creation-date>2025-04-14T10:04:00Z</meta:creation-date>
    <dc:date>2025-04-21T22:07:00Z</dc:date>
    <meta:template xlink:href="Normal" xlink:type="simple"/>
    <meta:editing-cycles>2</meta:editing-cycles>
    <meta:editing-duration>PT8160S</meta:editing-duration>
    <meta:document-statistic meta:page-count="5" meta:paragraph-count="17" meta:word-count="1315" meta:character-count="8800" meta:row-count="62" meta:non-whitespace-character-count="7502"/>
  </office:meta>
</office:document-meta>
</file>